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 Records :</text:p>
      <text:p text:style-name="Preformatted_20_Text"/>
      <text:p text:style-name="Preformatted_20_Text">[0] Name : jg-tech.org | ttl: 300 | ip: 185.199.109.153</text:p>
      <text:p text:style-name="Preformatted_20_Text">[1] Name : jg-tech.org | ttl: 300 | ip: 185.199.111.153</text:p>
      <text:p text:style-name="Preformatted_20_Text">[2] Name : jg-tech.org | ttl: 300 | ip: 185.199.110.153</text:p>
      <text:p text:style-name="Preformatted_20_Text">[3] Name : jg-tech.org | ttl: 300 | ip: 185.199.108.153</text:p>
      <text:p text:style-name="Preformatted_20_Text"/>
      <text:p text:style-name="Preformatted_20_Text">------------------</text:p>
      <text:p text:style-name="Preformatted_20_Text"/>
      <text:p text:style-name="Preformatted_20_Text">AAAA Records: None</text:p>
      <text:p text:style-name="Preformatted_20_Text"/>
      <text:p text:style-name="Preformatted_20_Text">------------------</text:p>
      <text:p text:style-name="Preformatted_20_Text"/>
      <text:p text:style-name="Preformatted_20_Text">CNAME Records: None</text:p>
      <text:p text:style-name="Preformatted_20_Text"/>
      <text:p text:style-name="Preformatted_20_Text">------------------</text:p>
      <text:p text:style-name="Preformatted_20_Text"/>
      <text:p text:style-name="Preformatted_20_Text">MX Records :</text:p>
      <text:p text:style-name="Preformatted_20_Text"/>
      <text:p text:style-name="Preformatted_20_Text">[0] Name : jg-tech.org | ttl: 3600 | ip: 17.57.154.33 | mx: mx02.mail.icloud.com. | preference: 10</text:p>
      <text:p text:style-name="Preformatted_20_Text">[1] Name : jg-tech.org | ttl: 3600 | ip: 17.42.251.62 | mx: mx01.mail.icloud.com. | preference: 10</text:p>
      <text:p text:style-name="Preformatted_20_Text"/>
      <text:p text:style-name="Preformatted_20_Text">------------------</text:p>
      <text:p text:style-name="Preformatted_20_Text"/>
      <text:p text:style-name="Preformatted_20_Text">NS Records :</text:p>
      <text:p text:style-name="Preformatted_20_Text"/>
      <text:p text:style-name="Preformatted_20_Text">[0] Name : jg-tech.org | ttl: 21600 | value: rex.ns.cloudflare.com.</text:p>
      <text:p text:style-name="Preformatted_20_Text">[1] Name : jg-tech.org | ttl: 21600 | value: alina.ns.cloudflare.com.</text:p>
      <text:p text:style-name="Preformatted_20_Text"/>
      <text:p text:style-name="Preformatted_20_Text">------------------</text:p>
      <text:p text:style-name="Preformatted_20_Text"/>
      <text:p text:style-name="Preformatted_20_Text">PTR Records: None</text:p>
      <text:p text:style-name="Preformatted_20_Text"/>
      <text:p text:style-name="Preformatted_20_Text">------------------</text:p>
      <text:p text:style-name="Preformatted_20_Text"/>
      <text:p text:style-name="Preformatted_20_Text">SRV Records: None</text:p>
      <text:p text:style-name="Preformatted_20_Text"/>
      <text:p text:style-name="Preformatted_20_Text">------------------</text:p>
      <text:p text:style-name="Preformatted_20_Text"/>
      <text:p text:style-name="Preformatted_20_Text">SOA Records :</text:p>
      <text:p text:style-name="Preformatted_20_Text"/>
      <text:p text:style-name="Preformatted_20_Text">[0] Name : jg-tech.org | ttl: 1800 | mname: alina.ns.cloudflare.com. | rname: dns.cloudflare.com. | serial: 2377342793 | refresh: 10000 | retry: 2400 | expire: 604800</text:p>
      <text:p text:style-name="Preformatted_20_Text"/>
      <text:p text:style-name="Preformatted_20_Text">------------------</text:p>
      <text:p text:style-name="Preformatted_20_Text"/>
      <text:p text:style-name="Preformatted_20_Text">TXT Records :</text:p>
      <text:p text:style-name="Preformatted_20_Text"/>
      <text:p text:style-name="Preformatted_20_Text">[0] Name : jg-tech.org | ttl: "3600" | value: "apple-domain=7YTgYiXp7NtufVl8"</text:p>
      <text:p text:style-name="Preformatted_20_Text">[1] Name : jg-tech.org | ttl: "3600" | value: "protonmail-verification=1df22edfdef475094b223e6236c61599e713c894"</text:p>
      <text:p text:style-name="Preformatted_20_Text"/>
      <text:p text:style-name="Preformatted_20_Text">------------------</text:p>
      <text:p text:style-name="Preformatted_20_Text"/>
      <text:p text:style-name="Preformatted_20_Text">CAA Records: None</text:p>
      <text:p text:style-name="Preformatted_20_Text"/>
      <text:p text:style-name="Preformatted_20_Text">------------------</text:p>
      <text:p text:style-name="Preformatted_20_Text"/>
      <text:p text:style-name="Preformatted_20_Text">DS Records: None</text:p>
      <text:p text:style-name="Preformatted_20_Text"/>
      <text:p text:style-name="Preformatted_20_Text">------------------</text:p>
      <text:p text:style-name="Preformatted_20_Text"><text:soft-page-break/></text:p>
      <text:p text:style-name="Preformatted_20_Text">DNSKEY Records: None</text:p>
      <text:p text:style-name="Preformatted_20_Text"/>
      <text:p text:style-name="Preformatted_20_Text">------------------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" meta:paragraph-count="35" meta:word-count="185" meta:character-count="1308" meta:non-whitespace-character-count="1158"/>
    <meta:generator>LibreOffice/24.2.7.2$Linux_X86_64 LibreOffice_project/420$Build-2</meta:generator>
  </office:meta>
</office:document-meta>
</file>